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5cm" svg:height="14.5cm" svg:x="4.5cm" svg:y="5cm">
          <text:p/>
        </draw:rect>
        <draw:frame draw:style-name="gr2" draw:layer="layout" svg:width="12.211cm" svg:height="0.963cm" svg:x="4.5cm" svg:y="5cm">
          <draw:text-box>
            <text:p>построить тестовую программу для нее</text:p>
          </draw:text-box>
        </draw:frame>
        <draw:rect draw:style-name="gr3" draw:text-style-name="P1" draw:id="id1" draw:layer="layout" svg:width="5cm" svg:height="3.5cm" svg:x="9.5cm" svg:y="8.5cm">
          <text:p text:style-name="P1">массовый<text:line-break/>генератор<text:line-break/>тестовых<text:line-break/>программ</text:p>
        </draw:rect>
        <draw:custom-shape draw:style-name="gr4" draw:text-style-name="P1" draw:id="id2" draw:layer="layout" svg:width="6cm" svg:height="2.5cm" svg:x="7.5cm" svg:y="15.5cm">
          <text:p text:style-name="P1">в t<text:line-break/>реализована 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0.75cm" svg:x1="12cm" svg:y1="12cm" svg:x2="10.5cm" svg:y2="15.5cm" draw:start-shape="id1" draw:start-glue-point="2" draw:end-shape="id2" draw:end-glue-point="4" svg:d="m12000 12000v2500h-1500v1000">
          <text:p/>
        </draw:connector>
        <draw:connector draw:style-name="gr5" draw:text-style-name="P1" draw:layer="layout" draw:line-skew="0.999cm -0.499cm" svg:x1="13.5cm" svg:y1="16.75cm" svg:x2="12cm" svg:y2="8.5cm" draw:start-shape="id2" draw:start-glue-point="7" draw:end-shape="id1" draw:end-glue-point="0" svg:d="m13500 16750h2500v-9250h-4000v1000">
          <text:p/>
        </draw:connector>
        <draw:line draw:style-name="gr6" draw:text-style-name="P1" draw:layer="layout" svg:x1="10.5cm" svg:y1="18cm" svg:x2="10.5cm" svg:y2="21cm">
          <text:p/>
        </draw:line>
        <draw:line draw:style-name="gr6" draw:text-style-name="P1" draw:id="id3" draw:layer="layout" svg:x1="10.7cm" svg:y1="3.7cm" svg:x2="10.7cm" svg:y2="6.7cm">
          <text:p/>
        </draw:line>
        <draw:line draw:style-name="gr7" draw:text-style-name="P1" draw:id="id4" draw:layer="layout" svg:x1="6.5cm" svg:y1="8.5cm" svg:x2="6.5cm" svg:y2="12cm">
          <text:p/>
        </draw:line>
        <draw:connector draw:style-name="gr7" draw:text-style-name="P1" draw:layer="layout" draw:line-skew="-2.026cm" svg:x1="10.7cm" svg:y1="6.7cm" svg:x2="6.5cm" svg:y2="8.5cm" draw:start-shape="id3" draw:start-glue-point="2" draw:end-shape="id4" draw:end-glue-point="0" svg:d="m10700 6700h-4200v1800 0">
          <text:p/>
        </draw:connector>
        <draw:connector draw:style-name="gr7" draw:text-style-name="P1" draw:layer="layout" draw:line-skew="0.75cm" svg:x1="6.5cm" svg:y1="12cm" svg:x2="10.5cm" svg:y2="15.5cm" draw:start-shape="id4" draw:start-glue-point="2" draw:end-shape="id2" draw:end-glue-point="4" svg:d="m6500 12000v2500h4000v1000">
          <text:p/>
        </draw:connector>
        <draw:frame draw:style-name="gr2" draw:layer="layout" svg:width="5.98cm" svg:height="1.675cm" svg:x="10.8cm" svg:y="3cm">
          <draw:text-box>
            <text:p>тестовая ситуация</text:p>
            <text:p>s</text:p>
          </draw:text-box>
        </draw:frame>
        <draw:frame draw:style-name="gr2" draw:layer="layout" svg:width="1.476cm" svg:height="0.963cm" svg:x="13.524cm" svg:y="15.5cm">
          <draw:text-box>
            <text:p>нет</text:p>
          </draw:text-box>
        </draw:frame>
        <draw:frame draw:style-name="gr2" draw:layer="layout" svg:width="1.226cm" svg:height="0.963cm" svg:x="10.774cm" svg:y="18.037cm">
          <draw:text-box>
            <text:p>да</text:p>
          </draw:text-box>
        </draw:frame>
        <draw:frame draw:style-name="gr2" draw:layer="layout" svg:width="0.68cm" svg:height="0.963cm" svg:x="10.82cm" svg:y="20cm">
          <draw:text-box>
            <text:p>t</text:p>
          </draw:text-box>
        </draw:frame>
        <draw:frame draw:style-name="gr2" draw:layer="layout" svg:width="3.707cm" svg:height="2.387cm" svg:x="12.1cm" svg:y="12.037cm">
          <draw:text-box>
            <text:p>тестовая<text:line-break/>программа<text:line-break/>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Ivanov</meta:initial-creator>
    <meta:creation-date>2010-03-19T12:27:42.47</meta:creation-date>
    <dc:date>2010-09-06T15:51:05.50</dc:date>
    <dc:creator>Ivan Ivanov</dc:creator>
    <meta:editing-duration>PT00H19M05S</meta:editing-duration>
    <meta:editing-cycles>4</meta:editing-cycles>
    <meta:generator>OpenOffice.org/3.2$Win32 OpenOffice.org_project/320m12$Build-9483</meta:generator>
    <meta:document-statistic meta:object-count="16"/>
  </office:meta>
</office:document-meta>
</file>